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7a56" officeooo:paragraph-rsid="00057a56"/>
    </style:style>
    <style:style style:name="P2" style:family="paragraph" style:parent-style-name="Standard" style:list-style-name="L3">
      <style:text-properties officeooo:rsid="00057a56" officeooo:paragraph-rsid="00057a56"/>
    </style:style>
    <style:style style:name="P3" style:family="paragraph" style:parent-style-name="Standard" style:list-style-name="L4">
      <style:text-properties officeooo:rsid="00057a56" officeooo:paragraph-rsid="00057a56"/>
    </style:style>
    <style:style style:name="P4" style:family="paragraph" style:parent-style-name="Standard" style:list-style-name="L5">
      <style:text-properties officeooo:rsid="00057a56" officeooo:paragraph-rsid="00057a56"/>
    </style:style>
    <style:style style:name="P5" style:family="paragraph" style:parent-style-name="Standard" style:list-style-name="L7">
      <style:text-properties officeooo:rsid="00057a56" officeooo:paragraph-rsid="00057a56"/>
    </style:style>
    <style:style style:name="P6" style:family="paragraph" style:parent-style-name="Standard" style:list-style-name="L9">
      <style:text-properties officeooo:rsid="00057a56" officeooo:paragraph-rsid="00057a56"/>
    </style:style>
    <style:style style:name="P7" style:family="paragraph" style:parent-style-name="Standard" style:list-style-name="L10">
      <style:text-properties officeooo:rsid="00057a56" officeooo:paragraph-rsid="00057a56"/>
    </style:style>
    <style:style style:name="P8" style:family="paragraph" style:parent-style-name="Standard" style:list-style-name="L6">
      <style:text-properties officeooo:paragraph-rsid="00057a56"/>
    </style:style>
    <style:style style:name="P9" style:family="paragraph" style:parent-style-name="Standard" style:list-style-name="L7">
      <style:text-properties officeooo:paragraph-rsid="00057a56"/>
    </style:style>
    <style:style style:name="T1" style:family="text">
      <style:text-properties officeooo:rsid="00057a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xed list:</text:p>
      <text:list xml:id="list1371141469" text:style-name="L3">
        <text:list-item>
          <text:p text:style-name="P2">AAA</text:p>
        </text:list-item>
        <text:list-item>
          <text:p text:style-name="P2">BBB</text:p>
        </text:list-item>
        <text:list-item>
          <text:p text:style-name="P2">CCC</text:p>
        </text:list-item>
      </text:list>
      <text:list xml:id="list2778223138" text:style-name="L4">
        <text:list-item>
          <text:list>
            <text:list-item>
              <text:p text:style-name="P3">111</text:p>
            </text:list-item>
            <text:list-item>
              <text:p text:style-name="P3">222</text:p>
            </text:list-item>
            <text:list-item>
              <text:p text:style-name="P3">333</text:p>
            </text:list-item>
          </text:list>
        </text:list-item>
      </text:list>
      <text:list xml:id="list94834682504042" text:continue-list="list1371141469" text:style-name="L3">
        <text:list-item>
          <text:list>
            <text:list-item>
              <text:list>
                <text:list-item>
                  <text:p text:style-name="P2">AAA</text:p>
                </text:list-item>
                <text:list-item>
                  <text:p text:style-name="P2">BBB</text:p>
                </text:list-item>
              </text:list>
            </text:list-item>
          </text:list>
        </text:list-item>
      </text:list>
      <text:list xml:id="list2834289717" text:style-name="L5">
        <text:list-item>
          <text:list>
            <text:list-item>
              <text:list>
                <text:list-item>
                  <text:list>
                    <text:list-item>
                      <text:p text:style-name="P4">111</text:p>
                    </text:list-item>
                    <text:list-item>
                      <text:p text:style-name="P4">222</text:p>
                    </text:list-item>
                  </text:list>
                </text:list-item>
              </text:list>
            </text:list-item>
          </text:list>
        </text:list-item>
      </text:list>
      <text:list xml:id="list94834619647133" text:continue-list="list94834682504042" text:style-name="L3">
        <text:list-item>
          <text:p text:style-name="P2">DDD</text:p>
        </text:list-item>
      </text:list>
      <text:list xml:id="list3677886975" text:style-name="L6">
        <text:list-item>
          <text:list>
            <text:list-item>
              <text:p text:style-name="P8"><text:span text:style-name="T1">111</text:span></text:p>
            </text:list-item>
          </text:list>
        </text:list-item>
      </text:list>
      <text:list xml:id="list94835227947004" text:continue-list="list94834619647133" text:style-name="L3">
        <text:list-item>
          <text:p text:style-name="P2">EEE</text:p>
          <text:list>
            <text:list-item>
              <text:p text:style-name="P2">AAA</text:p>
            </text:list-item>
            <text:list-item>
              <text:p text:style-name="P2">BBB</text:p>
            </text:list-item>
          </text:list>
          <text:p text:style-name="P2"/>
        </text:list-item>
      </text:list>
      <text:p text:style-name="P1">Broken list:</text:p>
      <text:list xml:id="list4237384063" text:style-name="L10">
        <text:list-item>
          <text:list>
            <text:list-item>
              <text:list>
                <text:list-item>
                  <text:list>
                    <text:list-item>
                      <text:p text:style-name="P7">nest 4</text:p>
                    </text:list-item>
                  </text:list>
                </text:list-item>
                <text:list-item>
                  <text:p text:style-name="P7">nest 3</text:p>
                </text:list-item>
              </text:list>
            </text:list-item>
            <text:list-item>
              <text:p text:style-name="P7">nest 2</text:p>
            </text:list-item>
          </text:list>
        </text:list-item>
        <text:list-item>
          <text:p text:style-name="P7">nest 1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8T09:18:21.341603165</meta:creation-date>
    <dc:date>2019-10-18T09:48:33.318774432</dc:date>
    <meta:editing-duration>PT19M21S</meta:editing-duration>
    <meta:editing-cycles>1</meta:editing-cycles>
    <meta:document-statistic meta:table-count="0" meta:image-count="0" meta:object-count="0" meta:page-count="1" meta:paragraph-count="22" meta:word-count="47" meta:character-count="122" meta:non-whitespace-character-count="116"/>
    <meta:generator>LibreOffice/6.3.2.2$MacOSX_X86_64 LibreOffice_project/98b30e735bda24bc04ab42594c85f7fd8be07b9c</meta:generator>
  </office:meta>
</office:document-meta>
</file>